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shadow="none" style:may-break-between-rows="true" table:border-model="collapsing"/>
    </style:style>
    <style:style style:name="Tableau1.A" style:family="table-column">
      <style:table-column-properties style:column-width="1.005cm"/>
    </style:style>
    <style:style style:name="Tableau1.B" style:family="table-column">
      <style:table-column-properties style:column-width="3.704cm"/>
    </style:style>
    <style:style style:name="Tableau1.C" style:family="table-column">
      <style:table-column-properties style:column-width="2.09cm"/>
    </style:style>
    <style:style style:name="Tableau1.D" style:family="table-column">
      <style:table-column-properties style:column-width="3.493cm"/>
    </style:style>
    <style:style style:name="Tableau1.E" style:family="table-column">
      <style:table-column-properties style:column-width="4.313cm"/>
    </style:style>
    <style:style style:name="Tableau1.F" style:family="table-column">
      <style:table-column-properties style:column-width="2.408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 style:data-style-name="N107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 style:data-style-name="N1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94ff" officeooo:paragraph-rsid="000194ff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paragraph-rsid="001fd08a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d0c" officeooo:paragraph-rsid="00032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d0c" officeooo:paragraph-rsid="00032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2545" officeooo:paragraph-rsid="000725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2545" officeooo:paragraph-rsid="000725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700b" officeooo:paragraph-rsid="000770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700b" officeooo:paragraph-rsid="000770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182" officeooo:paragraph-rsid="000951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182" officeooo:paragraph-rsid="000951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50a0" officeooo:paragraph-rsid="000b50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50a0" officeooo:paragraph-rsid="000b50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83f2" officeooo:paragraph-rsid="000e8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83f2" officeooo:paragraph-rsid="000e8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5f4" officeooo:paragraph-rsid="001055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5f4" officeooo:paragraph-rsid="001055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f64" officeooo:paragraph-rsid="0010f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f64" officeooo:paragraph-rsid="001fd0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f64" officeooo:paragraph-rsid="0010f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3db3" officeooo:paragraph-rsid="00123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63b" officeooo:paragraph-rsid="001416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9ee" officeooo:paragraph-rsid="001479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fccf" officeooo:paragraph-rsid="0015fc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d0e" officeooo:paragraph-rsid="000c8d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98f" officeooo:paragraph-rsid="001a39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98f" officeooo:paragraph-rsid="00032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98f" officeooo:paragraph-rsid="00032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98f" officeooo:paragraph-rsid="001a39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ca8" officeooo:paragraph-rsid="001b9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ca8" officeooo:paragraph-rsid="001b9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bb" officeooo:paragraph-rsid="001d4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bb" officeooo:paragraph-rsid="001d4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aa2" officeooo:paragraph-rsid="001f2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0980" officeooo:paragraph-rsid="002109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0980" officeooo:paragraph-rsid="002109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cee" officeooo:paragraph-rsid="00032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dd01" officeooo:paragraph-rsid="0016dd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dd01" officeooo:paragraph-rsid="0016dd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e895" officeooo:paragraph-rsid="0018e89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e895" officeooo:paragraph-rsid="00032d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23db3" officeooo:paragraph-rsid="00123d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163b" officeooo:paragraph-rsid="001416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79ee" officeooo:paragraph-rsid="001479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5fccf" officeooo:paragraph-rsid="0015fc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d4ebb"/>
    </style:style>
    <style:style style:name="T2" style:family="text">
      <style:text-properties officeooo:rsid="00210980"/>
    </style:style>
    <style:style style:name="T3" style:family="text">
      <style:text-properties officeooo:rsid="002700e4"/>
    </style:style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STMG3</text:p>
      <text:p text:style-name="P1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41">N°</text:p>
          </table:table-cell>
          <table:table-cell table:style-name="Tableau1.A1" office:value-type="string">
            <text:p text:style-name="P42">Discipline-Niveau</text:p>
          </table:table-cell>
          <table:table-cell table:style-name="Tableau1.A1" office:value-type="string">
            <text:p text:style-name="P42">Quotité</text:p>
          </table:table-cell>
          <table:table-cell table:style-name="Tableau1.A1" office:value-type="string">
            <text:p text:style-name="P42">Nombre de classe</text:p>
          </table:table-cell>
          <table:table-cell table:style-name="Tableau1.A1" office:value-type="string">
            <text:p text:style-name="P42">Durée hebdomadaire</text:p>
          </table:table-cell>
          <table:table-cell table:style-name="Tableau1.F1" office:value-type="string">
            <text:p text:style-name="P42">Ratio</text:p>
          </table:table-cell>
        </table:table-row>
        <table:table-row table:style-name="Tableau1.1">
          <table:table-cell table:style-name="Tableau1.A2" office:value-type="string">
            <text:p text:style-name="P44">1</text:p>
          </table:table-cell>
          <table:table-cell table:style-name="Tableau1.A2" office:value-type="string">
            <text:p text:style-name="P27">TMATHS-SPE</text:p>
          </table:table-cell>
          <table:table-cell table:style-name="Tableau1.C2" office:value-type="float" office:value="6">
            <text:p text:style-name="P30">6,0</text:p>
          </table:table-cell>
          <table:table-cell table:style-name="Tableau1.C2" office:value-type="float" office:value="1">
            <text:p text:style-name="P30">1,0</text:p>
          </table:table-cell>
          <table:table-cell table:style-name="Tableau1.C2" table:formula="ooow:&lt;C2&gt;*&lt;D2&gt;" office:value-type="float" office:value="6">
            <text:p text:style-name="P29">6,0</text:p>
          </table:table-cell>
          <table:table-cell table:style-name="Tableau1.F2" table:formula="ooow:&lt;E2&gt;/21" office:value-type="percentage" office:value="0.285714285714286">
            <text:p text:style-name="P40">28,57 %</text:p>
          </table:table-cell>
        </table:table-row>
        <table:table-row table:style-name="TableLine93961854170080">
          <table:table-cell table:style-name="Tableau1.A3" table:formula="ooow:&lt;A2&gt;+1" office:value-type="float" office:value="2">
            <text:p text:style-name="P45">2</text:p>
          </table:table-cell>
          <table:table-cell table:style-name="Tableau1.A2" office:value-type="string">
            <text:p text:style-name="P38">1MATHS-SPE</text:p>
          </table:table-cell>
          <table:table-cell table:style-name="Tableau1.C2" office:value-type="float" office:value="4">
            <text:p text:style-name="P39">4,0</text:p>
          </table:table-cell>
          <table:table-cell table:style-name="Tableau1.C2" office:value-type="float" office:value="1">
            <text:p text:style-name="P39">1,0</text:p>
          </table:table-cell>
          <table:table-cell table:style-name="Tableau1.C2" table:formula="ooow:&lt;C3&gt;*&lt;D3&gt;" office:value-type="float" office:value="4">
            <text:p text:style-name="P29">4,0</text:p>
          </table:table-cell>
          <table:table-cell table:style-name="Tableau1.F2" table:formula="ooow:&lt;E3&gt;/21" office:value-type="percentage" office:value="0.19047619047619">
            <text:p text:style-name="P40">19,05 %</text:p>
          </table:table-cell>
        </table:table-row>
        <table:table-row table:style-name="TableLine93961854170912">
          <table:table-cell table:style-name="Tableau1.A3" table:formula="ooow:&lt;A3&gt;+1" office:value-type="float" office:value="3">
            <text:p text:style-name="P45">3</text:p>
          </table:table-cell>
          <table:table-cell table:style-name="Tableau1.A2" office:value-type="string">
            <text:p text:style-name="P35">1NSI-<text:span text:style-name="T2">SPE</text:span></text:p>
          </table:table-cell>
          <table:table-cell table:style-name="Tableau1.C2" office:value-type="float" office:value="4">
            <text:p text:style-name="P34">4,0</text:p>
          </table:table-cell>
          <table:table-cell table:style-name="Tableau1.C2" office:value-type="float" office:value="1">
            <text:p text:style-name="P34">1,0</text:p>
          </table:table-cell>
          <table:table-cell table:style-name="Tableau1.C2" table:formula="ooow:&lt;C4&gt;*&lt;D4&gt;" office:value-type="float" office:value="4">
            <text:p text:style-name="P29">4,0</text:p>
          </table:table-cell>
          <table:table-cell table:style-name="Tableau1.F2" table:formula="ooow:&lt;E4&gt;/21" office:value-type="percentage" office:value="0.19047619047619">
            <text:p text:style-name="P40">19,05 %</text:p>
          </table:table-cell>
        </table:table-row>
        <table:table-row table:style-name="TableLine93961854171776">
          <table:table-cell table:style-name="Tableau1.A3" table:formula="ooow:&lt;A4&gt;+1" office:value-type="float" office:value="4">
            <text:p text:style-name="P45">4</text:p>
          </table:table-cell>
          <table:table-cell table:style-name="Tableau1.A2" office:value-type="string">
            <text:p text:style-name="P33">TMATHS-<text:span text:style-name="T1">C</text:span>OMP</text:p>
          </table:table-cell>
          <table:table-cell table:style-name="Tableau1.C2" office:value-type="float" office:value="3">
            <text:p text:style-name="P32">3,0</text:p>
          </table:table-cell>
          <table:table-cell table:style-name="Tableau1.C2" office:value-type="float" office:value="1">
            <text:p text:style-name="P32">1,0</text:p>
          </table:table-cell>
          <table:table-cell table:style-name="Tableau1.C2" table:formula="ooow:&lt;C5&gt;*&lt;D5&gt;" office:value-type="float" office:value="3">
            <text:p text:style-name="P29">3,0</text:p>
          </table:table-cell>
          <table:table-cell table:style-name="Tableau1.F2" table:formula="ooow:&lt;E5&gt;/21" office:value-type="percentage" office:value="0.142857142857143">
            <text:p text:style-name="P40">14,29 %</text:p>
          </table:table-cell>
        </table:table-row>
        <table:table-row table:style-name="TableLine93961854172800">
          <table:table-cell table:style-name="Tableau1.A3" table:formula="ooow:&lt;A5&gt;+1" office:value-type="float" office:value="5">
            <text:p text:style-name="P45">5</text:p>
          </table:table-cell>
          <table:table-cell table:style-name="Tableau1.A2" office:value-type="string">
            <text:p text:style-name="P33">TENS-SCIENT</text:p>
          </table:table-cell>
          <table:table-cell table:style-name="Tableau1.C2" office:value-type="float" office:value="0.5">
            <text:p text:style-name="P32">0,5</text:p>
          </table:table-cell>
          <table:table-cell table:style-name="Tableau1.C2" office:value-type="float" office:value="5">
            <text:p text:style-name="P32">5,0</text:p>
          </table:table-cell>
          <table:table-cell table:style-name="Tableau1.C2" table:formula="ooow:&lt;C6&gt;*&lt;D6&gt;" office:value-type="float" office:value="2.5">
            <text:p text:style-name="P29">2,5</text:p>
          </table:table-cell>
          <table:table-cell table:style-name="Tableau1.F2" table:formula="ooow:&lt;E6&gt;/21" office:value-type="percentage" office:value="0.119047619047619">
            <text:p text:style-name="P40">11,90 %</text:p>
          </table:table-cell>
        </table:table-row>
        <table:table-row table:style-name="TableLine93961854173696">
          <table:table-cell table:style-name="Tableau1.A3" table:formula="ooow:&lt;A6&gt;+1" office:value-type="float" office:value="6">
            <text:p text:style-name="P45">6</text:p>
          </table:table-cell>
          <table:table-cell table:style-name="Tableau1.A2" office:value-type="string">
            <text:p text:style-name="P38">1MATHS-OPT</text:p>
          </table:table-cell>
          <table:table-cell table:style-name="Tableau1.A2" office:value-type="string">
            <text:p text:style-name="P39">1,<text:span text:style-name="T3">5</text:span></text:p>
          </table:table-cell>
          <table:table-cell table:style-name="Tableau1.C2" office:value-type="float" office:value="1">
            <text:p text:style-name="P39">1,0</text:p>
          </table:table-cell>
          <table:table-cell table:style-name="Tableau1.C2" table:formula="ooow:&lt;C7&gt;*&lt;D7&gt;" office:value-type="float" office:value="1.5">
            <text:p text:style-name="P29">1,5</text:p>
          </table:table-cell>
          <table:table-cell table:style-name="Tableau1.F2" table:formula="ooow:&lt;E7&gt;/21" office:value-type="percentage" office:value="0.0714285714285714">
            <text:p text:style-name="P40">7,14 %</text:p>
          </table:table-cell>
        </table:table-row>
        <table:table-row table:style-name="TableLine93961854174640">
          <table:table-cell table:style-name="Tableau1.A3" table:formula="ooow:&lt;A7&gt;+1" office:value-type="float" office:value="7">
            <text:p text:style-name="P45">7</text:p>
          </table:table-cell>
          <table:table-cell table:style-name="Tableau1.A2" office:value-type="string">
            <text:p text:style-name="P27"/>
          </table:table-cell>
          <table:table-cell table:style-name="Tableau1.C2">
            <text:p text:style-name="P30"/>
          </table:table-cell>
          <table:table-cell table:style-name="Tableau1.C2">
            <text:p text:style-name="P30"/>
          </table:table-cell>
          <table:table-cell table:style-name="Tableau1.C2" table:formula="ooow:&lt;C8&gt;*&lt;D8&gt;" office:value-type="float" office:value="0">
            <text:p text:style-name="P29">0,0</text:p>
          </table:table-cell>
          <table:table-cell table:style-name="Tableau1.F2" table:formula="ooow:&lt;E8&gt;/21" office:value-type="percentage" office:value="0">
            <text:p text:style-name="P40">0,00 %</text:p>
          </table:table-cell>
        </table:table-row>
        <table:table-row table:style-name="TableLine93961854175584">
          <table:table-cell table:style-name="Tableau1.A3" table:formula="ooow:&lt;A8&gt;+1" office:value-type="float" office:value="8">
            <text:p text:style-name="P45">8</text:p>
          </table:table-cell>
          <table:table-cell table:style-name="Tableau1.A2" office:value-type="string">
            <text:p text:style-name="P33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&lt;C9&gt;*&lt;D9&gt;" office:value-type="float" office:value="0">
            <text:p text:style-name="P29">0,0</text:p>
          </table:table-cell>
          <table:table-cell table:style-name="Tableau1.F2" table:formula="ooow:&lt;E9&gt;/21" office:value-type="percentage" office:value="0">
            <text:p text:style-name="P40">0,00 %</text:p>
          </table:table-cell>
        </table:table-row>
        <table:table-row table:style-name="TableLine93961854176448">
          <table:table-cell table:style-name="Tableau1.A3" table:formula="ooow:&lt;A9&gt;+1" office:value-type="float" office:value="9">
            <text:p text:style-name="P45">9</text:p>
          </table:table-cell>
          <table:table-cell table:style-name="Tableau1.A2" office:value-type="string">
            <text:p text:style-name="P33"/>
          </table:table-cell>
          <table:table-cell table:style-name="Tableau1.C2">
            <text:p text:style-name="P32"/>
          </table:table-cell>
          <table:table-cell table:style-name="Tableau1.C2">
            <text:p text:style-name="P32"/>
          </table:table-cell>
          <table:table-cell table:style-name="Tableau1.C2" table:formula="ooow:&lt;C10&gt;*&lt;D10&gt;" office:value-type="float" office:value="0">
            <text:p text:style-name="P29">0,0</text:p>
          </table:table-cell>
          <table:table-cell table:style-name="Tableau1.F2" table:formula="ooow:&lt;E10&gt;/21" office:value-type="percentage" office:value="0">
            <text:p text:style-name="P40">0,00 %</text:p>
          </table:table-cell>
        </table:table-row>
        <table:table-row table:style-name="Tableau1.1">
          <table:table-cell table:style-name="Tableau1.A3" table:formula="ooow:&lt;A10&gt;+1" office:value-type="float" office:value="10">
            <text:p text:style-name="P45">10</text:p>
          </table:table-cell>
          <table:table-cell table:style-name="Tableau1.A2" office:value-type="string">
            <text:p text:style-name="P36">TOTAL</text:p>
          </table:table-cell>
          <table:table-cell table:style-name="Tableau1.C2" table:formula="ooow:sum &lt;C2:C10&gt;" office:value-type="float" office:value="19">
            <text:p text:style-name="P21">19,0</text:p>
          </table:table-cell>
          <table:table-cell table:style-name="Tableau1.C2" table:formula="ooow:sum &lt;D2:D10&gt;" office:value-type="float" office:value="10">
            <text:p text:style-name="P21">10,0</text:p>
          </table:table-cell>
          <table:table-cell table:style-name="Tableau1.C2" table:formula="ooow:sum &lt;E2:E10&gt;" office:value-type="float" office:value="21">
            <text:p text:style-name="P21">21,0</text:p>
          </table:table-cell>
          <table:table-cell table:style-name="Tableau1.F2" table:formula="ooow:sum &lt;F2:F10&gt;" office:value-type="percentage" office:value="1">
            <text:p text:style-name="P21">100,00 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09:41:27.630503789</meta:creation-date>
    <dc:date>2022-07-08T17:16:40.990793344</dc:date>
    <meta:editing-duration>PT1H16M14S</meta:editing-duration>
    <meta:editing-cycles>35</meta:editing-cycles>
    <meta:generator>LibreOffice/7.3.4.2$Linux_X86_64 LibreOffice_project/30$Build-2</meta:generator>
    <meta:document-statistic meta:table-count="1" meta:image-count="0" meta:object-count="0" meta:page-count="1" meta:paragraph-count="58" meta:word-count="71" meta:character-count="289" meta:non-whitespace-character-count="276"/>
  </office:meta>
</office:document-meta>
</file>